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08ce2" officeooo:paragraph-rsid="00008ce2" style:font-size-asian="14pt" style:font-size-complex="14pt"/>
    </style:style>
    <style:style style:name="P3" style:family="paragraph" style:parent-style-name="Standard">
      <style:text-properties fo:font-size="14pt" officeooo:paragraph-rsid="000256a7" style:font-size-asian="14pt" style:font-size-complex="14pt"/>
    </style:style>
    <style:style style:name="P4" style:family="paragraph" style:parent-style-name="Standard">
      <style:text-properties fo:font-size="14pt" officeooo:rsid="000256a7" officeooo:paragraph-rsid="00038c48" style:font-size-asian="14pt" style:font-size-complex="14pt"/>
    </style:style>
    <style:style style:name="P5" style:family="paragraph" style:parent-style-name="Standard">
      <style:text-properties fo:font-size="14pt" officeooo:rsid="000256a7" officeooo:paragraph-rsid="000424b4" style:font-size-asian="14pt" style:font-size-complex="14pt"/>
    </style:style>
    <style:style style:name="P6" style:family="paragraph" style:parent-style-name="Standard">
      <style:text-properties fo:font-size="14pt" officeooo:paragraph-rsid="00038c48" style:font-size-asian="14pt" style:font-size-complex="14pt"/>
    </style:style>
    <style:style style:name="P7" style:family="paragraph" style:parent-style-name="Standard">
      <style:text-properties fo:font-size="14pt" officeooo:rsid="00058971" officeooo:paragraph-rsid="00058971" style:font-size-asian="14pt" style:font-size-complex="14pt"/>
    </style:style>
    <style:style style:name="P8" style:family="paragraph" style:parent-style-name="Standard">
      <style:text-properties fo:font-size="14pt" officeooo:paragraph-rsid="00061572" style:font-size-asian="14pt" style:font-size-complex="14pt"/>
    </style:style>
    <style:style style:name="P9" style:family="paragraph" style:parent-style-name="Standard">
      <style:text-properties fo:font-size="14pt" officeooo:paragraph-rsid="000741c2" style:font-size-asian="14pt" style:font-size-complex="14pt"/>
    </style:style>
    <style:style style:name="T1" style:family="text">
      <style:text-properties officeooo:rsid="00008ce2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8ce2" style:font-weight-asian="bold" style:font-weight-complex="bold"/>
    </style:style>
    <style:style style:name="T4" style:family="text">
      <style:text-properties officeooo:rsid="000256a7"/>
    </style:style>
    <style:style style:name="T5" style:family="text">
      <style:text-properties officeooo:rsid="00038c48"/>
    </style:style>
    <style:style style:name="T6" style:family="text">
      <style:text-properties officeooo:rsid="000424b4"/>
    </style:style>
    <style:style style:name="T7" style:family="text">
      <style:text-properties officeooo:rsid="00061572"/>
    </style:style>
    <style:style style:name="T8" style:family="text">
      <style:text-properties officeooo:rsid="000741c2"/>
    </style:style>
    <style:style style:name="T9" style:family="text">
      <style:text-properties officeooo:rsid="0007a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us allez créer votre première machine en respectant des consignes précises et en</text:p>
      <text:p text:style-name="P1">utilisant VirtualBox (ou UTM si VirtualBox ne fonctionne pas sur votre machine).</text:p>
      <text:p text:style-name="P1">L’utilisation de VirtualBox (ou UTM si VirtualBox ne fonctionne pas sur votre</text:p>
      <text:p text:style-name="P1">machine) est obligatoire.</text:p>
      <text:p text:style-name="P1"/>
      <text:p text:style-name="P2">Version UTM (macbook pro M3)</text:p>
      <text:p text:style-name="P2"/>
      <text:p text:style-name="P1">Installer <text:span text:style-name="T1">UTM 4.6.3 po</text:span>ur <text:span text:style-name="T1">Macos</text:span></text:p>
      <text:p text:style-name="P1"><text:a xlink:type="simple" xlink:href="https://mac.getutm.app/" text:style-name="Internet_20_link" text:visited-style-name="Visited_20_Internet_20_Link">https://mac.getutm.app/</text:a></text:p>
      <text:p text:style-name="P1"/>
      <text:p text:style-name="P1">Vous devez utiliser comme système d’exploitation, au choix : Debian latest stable (pas de testing/unstable), ou Rocky latest stable. L’utilisation de Debian est fortement</text:p>
      <text:p text:style-name="P1">conseillée pour quelqu’un débutant dans ce domaine.</text:p>
      <text:p text:style-name="P1"/>
      <text:p text:style-name="P1">Telecharger Debian 12.8.0 (<text:span text:style-name="T2">a</text:span><text:span text:style-name="T3">rm</text:span><text:span text:style-name="T2">64</text:span>) sur <text:a xlink:type="simple" xlink:href="https://cdimage.debian.org/debian-cd/12.8.0/arm64/iso-cd/debian-12.8.0-arm64-netinst.iso" text:style-name="Internet_20_link" text:visited-style-name="Visited_20_Internet_20_Link">https://cdimage.debian.org/debian-cd/12.8.0/arm64/iso-cd/debian-12.8.0-a</text:a><text:a xlink:type="simple" xlink:href="https://cdimage.debian.org/debian-cd/12.8.0/arm64/iso-cd/debian-12.8.0-arm64-netinst.iso" text:style-name="Internet_20_link" text:visited-style-name="Visited_20_Internet_20_Link"><text:span text:style-name="T1">rm</text:span></text:a><text:a xlink:type="simple" xlink:href="https://cdimage.debian.org/debian-cd/12.8.0/arm64/iso-cd/debian-12.8.0-arm64-netinst.iso" text:style-name="Internet_20_link" text:visited-style-name="Visited_20_Internet_20_Link">64-netinst.iso</text:a></text:p>
      <text:p text:style-name="P1"/>
      <text:p text:style-name="P3">Dans <text:span text:style-name="T4">UTM :</text:span> </text:p>
      <text:p text:style-name="P3">→ “<text:span text:style-name="T4">creer une nouvelle Machine Virtuelle (</text:span>VM<text:span text:style-name="T4">)”</text:span></text:p>
      <text:p text:style-name="P1">→ “<text:span text:style-name="T4">Virtualize”</text:span></text:p>
      <text:p text:style-name="P1">→ “<text:span text:style-name="T4">Linux”</text:span></text:p>
      <text:p text:style-name="P4">Ensuite → “parcourir” de Boot ISO image pour viser <text:span text:style-name="T5">l’image ISO : </text:span>debian-12.8.0-amd64-netinst.iso</text:p>
      <text:p text:style-name="P4">→ “<text:span text:style-name="T5">continuer”</text:span></text:p>
      <text:p text:style-name="P6">Memoire vive : 2048 Mb (ou plus)</text:p>
      <text:p text:style-name="P4">Processors : 1 CPU</text:p>
      <text:p text:style-name="P4">→ “<text:span text:style-name="T5">continuer”</text:span></text:p>
      <text:p text:style-name="P4">Disk size : 10,00 Gio (pour la partie obligatoire) ou 35.00 Gio (pour la partie bonus)</text:p>
      <text:p text:style-name="P4">→ “<text:span text:style-name="T5">continuer”</text:span></text:p>
      <text:p text:style-name="P5">→ “parcourir” <text:span text:style-name="T6">Shared Directory Path pour selectionner : Download (par exemple)</text:span></text:p>
      <text:p text:style-name="P5">→ “<text:span text:style-name="T5">continuer”</text:span></text:p>
      <text:p text:style-name="P1">Name : born2beroot</text:p>
      <text:p text:style-name="P5">→ “<text:span text:style-name="T6">Enregistrer</text:span><text:span text:style-name="T5">”</text:span></text:p>
      <text:p text:style-name="P7">Lancer la VM</text:p>
      <text:p text:style-name="P1"/>
      <text:p text:style-name="P1">Une interface graphique n’a pas d’utilité ici. Il est donc interdit d’installer X.org ou tout autre serveur graphique équivalent.</text:p>
      <text:p text:style-name="P1">Install (pas Graphical Install)</text:p>
      <text:p text:style-name="P1">Language : English</text:p>
      <text:p text:style-name="P1">other</text:p>
      <text:p text:style-name="P1">Europe</text:p>
      <text:p text:style-name="P1">France</text:p>
      <text:p text:style-name="P1">Locale : United States</text:p>
      <text:p text:style-name="P1">Keyboard : American English</text:p>
      <text:p text:style-name="P1"><text:soft-page-break/>Votre machine aura pour hostname votre login suivi de 42 (exemple : wil42)</text:p>
      <text:p text:style-name="P1">Hostname : <text:span text:style-name="T7">lgerard42</text:span></text:p>
      <text:p text:style-name="P1">Domain name : laisser vide</text:p>
      <text:p text:style-name="P1">Continue</text:p>
      <text:p text:style-name="P1">Root password : ************</text:p>
      <text:p text:style-name="P1">Un utilisateur sera présent avec pour nom votre login en plus de l’utilisateur root.</text:p>
      <text:p text:style-name="P1">Full name for the new user : <text:span text:style-name="T7">lgerard</text:span></text:p>
      <text:p text:style-name="P1">Username for your account : <text:span text:style-name="T7">lgerard</text:span></text:p>
      <text:p text:style-name="P8">Password for the new user : ************</text:p>
      <text:p text:style-name="P8"/>
      <text:p text:style-name="P8">Vous devez créer au minimum 2 partitions chi<text:span text:style-name="T7">ff</text:span>rées en utilisant LVM. Voici un exemple de partition attendue pour votre machine virtuelle</text:p>
      <text:p text:style-name="P8"/>
      <text:p text:style-name="P9">Partition disks : </text:p>
      <text:p text:style-name="P9">→ Manual</text:p>
      <text:p text:style-name="P9">→ <text:span text:style-name="T8">Virtual disk 1 (vda) – 10,7 GB Virtio Block Device</text:span></text:p>
      <text:p text:style-name="P9">→ &lt;<text:span text:style-name="T9">Yes&gt;</text:span></text:p>
      <text:p text:style-name="P9">→ <text:span text:style-name="T9">10,7 GB FREE SPACE</text:span></text:p>
      <text:p text:style-name="P9"/>
      <text:p text:style-name="P1"/>
      <text:p text:style-name="P1">PARTIE OBLIGATOIRE UNIQUEMENT :</text:p>
      <text:p text:style-name="P1">sda est la partition principale (disk), de taille 8 Go</text:p>
      <text:p text:style-name="P1">Elle a été créée automatiquement par VirtualBox</text:p>
      <text:p text:style-name="P1">NAME : sda (premier disque)</text:p>
      <text:p text:style-name="P1">MAJ:MIN : 8:0 (premier disque de ce type)</text:p>
      <text:p text:style-name="P1">SIZE : 8G (8 Go)</text:p>
      <text:p text:style-name="P1">TYPE : disk (disque principal)</text:p>
      <text:p text:style-name="P1"/>
      <text:p text:style-name="P1">Nous allons partitionner ce disque, en commençant par la partition sda1sda1 est une partition physique (partition primaire) (TYPE : part)</text:p>
      <text:p text:style-name="P1">sda1 est la première partition de sda (NAME : sda1 : première partition de sda)</text:p>
      <text:p text:style-name="P1">8:1 indique aussi que sda1 est la première partition de sda</text:p>
      <text:p text:style-name="P1">Sa taille est de 487 MB (SIZE : 487M)</text:p>
      <text:p text:style-name="P1">Le point de montage de cette partition est /boot (MOUNTPOINT : /boot)</text:p>
      <text:p text:style-name="P1">/boot est monté sur une partition séparée des autres, contenant les ﬁchiers nécessaires</text:p>
      <text:p text:style-name="P1">au démarrage du système, comme le noyau</text:p>
      <text:p text:style-name="P1">sda1 : SCSI2 (0,0,0) (sda) – 21.5 GB ATA VBOX HARDDISK</text:p>
      <text:p text:style-name="P1">Yes</text:p>
      <text:p text:style-name="P1">pri/log 21.5 GB FREE SPACE</text:p>
      <text:p text:style-name="P1">Create a new partition</text:p>
      <text:p text:style-name="P1">500 MB</text:p>
      <text:p text:style-name="P1">Continue</text:p>
      <text:p text:style-name="P1">Primary</text:p>
      <text:p text:style-name="P1">Beginning (les premiers secteurs doivent être réservés à /boot et à /)</text:p>
      <text:p text:style-name="P1">Use as: Ext4 journaling ﬁle system</text:p>
      <text:p text:style-name="P1"><text:soft-page-break/>Mount point</text:p>
      <text:p text:style-name="P1">/boot – static ﬁles of the boot loader</text:p>
      <text:p text:style-name="P1">Done setting up the partition</text:p>
      <text:p text:style-name="P1">#1 primary 499.1 MB f ext4 /boot est indiqué, ce qui signiﬁe la 1ere partition primaire de</text:p>
      <text:p text:style-name="P1">taille 499.1 MB, bootable (f signiﬁant que cette partition est marquée pour être utilisée</text:p>
      <text:p text:style-name="P1">comme partition de démarrage), montée sur /boot</text:p>
      <text:p text:style-name="P1">sda5 :8:5 signiﬁe que sda5 est un disque SCSI/SATA, et c’est la première partition logique de</text:p>
      <text:p text:style-name="P1">sda (car les partitions logiques commencent par 5)</text:p>
      <text:p text:style-name="P1">Elle a une taille de 7.5 G</text:p>
      <text:p text:style-name="P1">Elle n’est pas montée</text:p>
      <text:p text:style-name="P1">Pour créer cette partition, il faut choisir pri/log 20.0 GB FREE SPACE (car c’est une</text:p>
      <text:p text:style-name="P1">partition du disque sda) : on remarque que la taille disponible pour ce disque a</text:p>
      <text:p text:style-name="P1">diminuée de 500 MB</text:p>
      <text:p text:style-name="P1">Create a new partition</text:p>
      <text:p text:style-name="P1">max (pour allouer tout le reste de l’espace disponible) (ainsi, en cryptant sda5, tout</text:p>
      <text:p text:style-name="P1">l’espace restant sur le disque sera crypté)</text:p>
      <text:p text:style-name="P1">Logical (sda5 correspond à une partition logique)</text:p>
      <text:p text:style-name="P1">Mount point</text:p>
      <text:p text:style-name="P1">Do not mount it</text:p>
      <text:p text:style-name="P1">Done setting up the partition</text:p>
      <text:p text:style-name="P1">#5 logical 21.0 GB f ext4 est indiqué, ce qui signiﬁe la 1ere partition logique (les</text:p>
      <text:p text:style-name="P1">partitions logiques commencent par 5) de taille 21.0 GB, bootable (f signiﬁant que cette</text:p>
      <text:p text:style-name="P1">partition est marquée pour être utilisée comme partition de démarrage), non montée</text:p>
      <text:p text:style-name="P1">Il faut ensuite encrypter le volume sda5</text:p>
      <text:p text:style-name="P1">Conﬁgure encrypted volumes</text:p>
      <text:p text:style-name="P1">Yes</text:p>
      <text:p text:style-name="P1">Create encrypted volumesChoose sda5 (space)</text:p>
      <text:p text:style-name="P1">Enter</text:p>
      <text:p text:style-name="P1">Tout laisser par défaut</text:p>
      <text:p text:style-name="P1">Done setting up the partition</text:p>
      <text:p text:style-name="P1">Finish</text:p>
      <text:p text:style-name="P1">Yes</text:p>
      <text:p text:style-name="P1">Passphrase : born2beRoot-42*</text:p>
      <text:p text:style-name="P1">#5 logical 21.0 GB K crypto / est indiqué, ce qui signiﬁe que la 1ere partition logique (les</text:p>
      <text:p text:style-name="P1">partitions logiques commencent par 5) de taille 21.0 GB, non montée, a été transformée</text:p>
      <text:p text:style-name="P1">en conteneur chi ré</text:p>
      <text:p text:style-name="P1">La notation K est utilisée pour indiquer qu’une couche de chi rement a été appliquée au</text:p>
      <text:p text:style-name="P1">volume</text:p>
      <text:p text:style-name="P1"><text:soft-page-break/>Crypto signiﬁe que le volume est désormais chi ré (toutes les données qui y sont</text:p>
      <text:p text:style-name="P1">stockées sont protégéees et inaccessibles sans déchi rement</text:p>
      <text:p text:style-name="P1">sda5_crypt indique que sda5 est formaté avec un système de chi rement via dm_crypt</text:p>
      <text:p text:style-name="P1">Le conteneur nécessite une passphrase pour être monté et utilisé</text:p>
      <text:p text:style-name="P1">Une fois la partition sda5 déverrouillée (en fournissant la passphrase), dm-crypt crée</text:p>
      <text:p text:style-name="P1">un volume chi ré appelé sda5_crypt.</text:p>
      <text:p text:style-name="P1">Montage et accès : sda5_crypt est ensuite monté comme un volume standard (ou un</text:p>
      <text:p text:style-name="P1">PV dans LVM) pour permettre l'accès aux données. Le système traite sda5_crypt</text:p>
      <text:p text:style-name="P1">comme un volume non chi ré après déverrouillage, mais toutes les opérations sont</text:p>
      <text:p text:style-name="P1">chi rées/déchi rées en arrière-plan.</text:p>
      <text:p text:style-name="P1">Nous allons maintenant créer le VG (Volume Group) juduchar</text:p>
      <text:p text:style-name="P1">Conﬁgure the Logical Volume ManagerYes</text:p>
      <text:p text:style-name="P1">Create volume group</text:p>
      <text:p text:style-name="P1">juduchar</text:p>
      <text:p text:style-name="P1">dev/mapper/sda5_crypt (on veut créer le groupe dans le conteneur chi ré sda5_crypt)</text:p>
      <text:p text:style-name="P1">(sélectionner avec espace, puis entrée)</text:p>
      <text:p text:style-name="P1">Le device mapper (gestionnaire de périphériques) est un sous-système Linux qui créée</text:p>
      <text:p text:style-name="P1">les périphériques mappés pour faciliter le chi rement et d’autres opérations comme la</text:p>
      <text:p text:style-name="P1">gestion des volumes logiques avec LVM</text:p>
      <text:p text:style-name="P1">dev/mapper/sda5_crypt est un périphérique virtuel pour l’accès au volume chi ré</text:p>
      <text:p text:style-name="P1">il fonctionne comme une interface vers le volume déchi ré, ce qui permet au système</text:p>
      <text:p text:style-name="P1">de lire et d’écrire sur le volume chi ré se maniére transparente</text:p>
      <text:p text:style-name="P1">Maintenant, nous allons créer le premier LV (Logical Volume) (lvm) root du VG (Volume</text:p>
      <text:p text:style-name="P1">Group) juduchar</text:p>
      <text:p text:style-name="P1">Create Logical Volume</text:p>
      <text:p text:style-name="P1">juduchar</text:p>
      <text:p text:style-name="P1">root</text:p>
      <text:p text:style-name="P1">2.8G</text:p>
      <text:p text:style-name="P1">Puis le deuxième LV (Logical Volume) (lvm) swap_1 du VG (Volume Group) juduchar</text:p>
      <text:p text:style-name="P1">Create Logical Volume</text:p>
      <text:p text:style-name="P1">juduchar</text:p>
      <text:p text:style-name="P1">swap_11G</text:p>
      <text:p text:style-name="P1">Enﬁn, le troisième LV (Logical Volume) (lvm) home du VG (Volume Group) juduchar</text:p>
      <text:p text:style-name="P1">Create Logical Volume</text:p>
      <text:p text:style-name="P1">juduchar</text:p>
      <text:p text:style-name="P1">home</text:p>
      <text:p text:style-name="P1">3.8 G</text:p>
      <text:p text:style-name="P1">Finish</text:p>
      <text:p text:style-name="P1">Les 3 LV (home, root et swap_1), du VG LVM juduchar, apparaissent maintenant</text:p>
      <text:p text:style-name="P1">Linear indique un agencement linéaire des données (elles sont écrites séquentiellement</text:p>
      <text:p text:style-name="P1"><text:soft-page-break/>sur le disque, dans l’ordre de stockage)</text:p>
      <text:p text:style-name="P1">C’est le mode de base pour créer des LV, cela permet d’augmenter l’espace total</text:p>
      <text:p text:style-name="P1">disponible en combinant des disques de manière séquentielle (si l’on alloue de la</text:p>
      <text:p text:style-name="P1">mémoire à un LV, les données seront continues du premier au second disque)</text:p>
      <text:p text:style-name="P1">Il faut maintenant monter ces 3 LV dans les points de montage correspondants :</text:p>
      <text:p text:style-name="P1">Sous LV VG juduchar, LV home - …</text:p>
      <text:p text:style-name="P1">Sélectionner #1 3.8 GBUse as: changer do not use pour Ext4 journaling ﬁle system</text:p>
      <text:p text:style-name="P1">Mount point</text:p>
      <text:p text:style-name="P1">/home – user home directories</text:p>
      <text:p text:style-name="P1">Done setting up the partition</text:p>
      <text:p text:style-name="P1">/home est utilise pour monter une partition dediee aux ﬁchiers des utilisateurs, pour</text:p>
      <text:p text:style-name="P1">que leurs donnees personnelles soient separees du systemee principal</text:p>
      <text:p text:style-name="P1">Sous LV VG juduchar, LV root - …</text:p>
      <text:p text:style-name="P1">Sélectionner #1 2.8 GB</text:p>
      <text:p text:style-name="P1">Use as: changer do not use pour Ext4 journaling ﬁle system</text:p>
      <text:p text:style-name="P1">Mount point</text:p>
      <text:p text:style-name="P1">/ - the root ﬁle system</text:p>
      <text:p text:style-name="P1">Done setting up the partition</text:p>
      <text:p text:style-name="P1">/ est le point de montage racine, ou le système de ﬁchiers principal est monte : toutes</text:p>
      <text:p text:style-name="P1">les autres partitions ou peripheriques montes apparaissent comme des sous-</text:p>
      <text:p text:style-name="P1">repertoires de /</text:p>
      <text:p text:style-name="P1">Sous LV VG juduchar, LV swap_1 - …</text:p>
      <text:p text:style-name="P1">Sélectionner #1 2.8 GB</text:p>
      <text:p text:style-name="P1">Use as: swap area</text:p>
      <text:p text:style-name="P1">Done setting up the partition</text:p>
      <text:p text:style-name="P1">La partition swap est utilisee comme mémoire virtuelle pour compléter la RAM</text:p>
      <text:p text:style-name="P1">(mémoire vive) lorsqu’elle est saturée</text:p>
      <text:p text:style-name="P1">Le swap est utile pour les operations nécessitant beaucoup de mémoire ou pour éviter</text:p>
      <text:p text:style-name="P1">les plantages en cas de surcharge de la RAM</text:p>
      <text:p text:style-name="P1">Les donnees sont stockees temporairement dans la partition swap lorsque la RAM est</text:p>
      <text:p text:style-name="P1">epuisee, pour éviter les erreurs de mémoire insu isanteElle peut aussi être utilisee pour l’hibernation : le contenu de la RAM peut être enregistre</text:p>
      <text:p text:style-name="P1">dans le swap pour pouvoir être restaure au demarrage</text:p>
      <text:p text:style-name="P1">Lors de la création des volumes logiques (LV) dans sda5, la partition principale sda2</text:p>
      <text:p text:style-name="P1">sera aussi crée puis transformée en partition étendue (de taille 1K, structure pour</text:p>
      <text:p text:style-name="P1">organiser les partitions logiques)</text:p>
      <text:p text:style-name="P1">sr0 correspond au premier lecteur optique (sr0) (lecteur de CD-ROM ou de DVD-ROM)</text:p>
      <text:p text:style-name="P1">(de type rom et RM 1 (périphérique amovible))</text:p>
      <text:p text:style-name="P1">Le CD-ROM ou DVD-ROM est de taille 1024 Mo (1 Go) (à moins que cela soit une taille</text:p>
      <text:p text:style-name="P1">indicative par défaut)</text:p>
      <text:p text:style-name="P1">Ce lecteur optique peut écrire des données sur disque (si celui-ci est inscriptible). En</text:p>
      <text:p text:style-name="P1">e et, R0 est à 0, ce n’est pas un périphérique en lecture seule</text:p>
      <text:p text:style-name="P1">Il n’est donc pas nécessaire de s’occuper de ces deux périphériques</text:p>
      <text:p text:style-name="P1"><text:soft-page-break/>Finish partitioning and write changes to disk</text:p>
      <text:p text:style-name="P1">Vériﬁer les informations</text:p>
      <text:p text:style-name="P1">YesPARTIE BONUS UNIQUEMENT :</text:p>
      <text:p text:style-name="P1">Mettre correctement en place des partitions aﬁn d’obtenir une structure proche de cet</text:p>
      <text:p text:style-name="P1">exemple :</text:p>
      <text:p text:style-name="P1">sda1 :</text:p>
      <text:p text:style-name="P1">SCSI3 (0,0,0) (sda) – 37.6 GB ATA VBOX HARDDISK</text:p>
      <text:p text:style-name="P1">Yes</text:p>
      <text:p text:style-name="P1">pri/log 37.6 GB FREE SPACE</text:p>
      <text:p text:style-name="P1">Create a new partition</text:p>
      <text:p text:style-name="P1">500 MB</text:p>
      <text:p text:style-name="P1">Continue</text:p>
      <text:p text:style-name="P1">Primary</text:p>
      <text:p text:style-name="P1">Beginning (les premiers secteurs doivent être réservés à /boot et à /)</text:p>
      <text:p text:style-name="P1">Use as: Ext4 journaling ﬁle system</text:p>
      <text:p text:style-name="P1">Mount point</text:p>
      <text:p text:style-name="P1">/boot – static ﬁles of the boot loader</text:p>
      <text:p text:style-name="P1">Done setting up the partitionpri/log 37.1 GB FREE SPACE</text:p>
      <text:p text:style-name="P1">Create a new partition</text:p>
      <text:p text:style-name="P1">max (pour allouer tout le reste de l’espace disponible) (ainsi, en cryptant sda5, tout</text:p>
      <text:p text:style-name="P1">l’espace restant sur le disque sera crypté)</text:p>
      <text:p text:style-name="P1">Logical (sda5 correspond à une partition logique)</text:p>
      <text:p text:style-name="P1">Mount point</text:p>
      <text:p text:style-name="P1">Do not mount it</text:p>
      <text:p text:style-name="P1">Done setting up the partition</text:p>
      <text:p text:style-name="P1">Conﬁgure encrypted volumes</text:p>
      <text:p text:style-name="P1">Yes</text:p>
      <text:p text:style-name="P1">Create encrypted volumes</text:p>
      <text:p text:style-name="P1">Choose sda5 (space)</text:p>
      <text:p text:style-name="P1">Enter</text:p>
      <text:p text:style-name="P1">Tout laisser par défaut</text:p>
      <text:p text:style-name="P1">Done setting up the partition</text:p>
      <text:p text:style-name="P1">Finish</text:p>
      <text:p text:style-name="P1">Yes</text:p>
      <text:p text:style-name="P1">Passphrase : born2beRoot-42*</text:p>
      <text:p text:style-name="P1">Conﬁgure the Logical Volume Manager</text:p>
      <text:p text:style-name="P1">Yes</text:p>
      <text:p text:style-name="P1">Create volume group</text:p>
      <text:p text:style-name="P1">LVMGroupdev/mapper/sda5_crypt (on veut créer le groupe dans le conteneur chi ré sda5_crypt)</text:p>
      <text:p text:style-name="P1">(sélectionner avec espace, puis entrée)</text:p>
      <text:p text:style-name="P1">Create Logical Volume</text:p>
      <text:p text:style-name="P1">LVMGroup</text:p>
      <text:p text:style-name="P1">root</text:p>
      <text:p text:style-name="P1">10 G</text:p>
      <text:p text:style-name="P1"><text:soft-page-break/>Create Logical Volume</text:p>
      <text:p text:style-name="P1">LVMGroup</text:p>
      <text:p text:style-name="P1">swap</text:p>
      <text:p text:style-name="P1">2.3 G</text:p>
      <text:p text:style-name="P1">Create Logical Volume</text:p>
      <text:p text:style-name="P1">LVMGroup</text:p>
      <text:p text:style-name="P1">home</text:p>
      <text:p text:style-name="P1">5G</text:p>
      <text:p text:style-name="P1">Create Logical Volume</text:p>
      <text:p text:style-name="P1">LVMGroup</text:p>
      <text:p text:style-name="P1">var</text:p>
      <text:p text:style-name="P1">3G</text:p>
      <text:p text:style-name="P1">Create Logical Volume</text:p>
      <text:p text:style-name="P1">LVMGroup</text:p>
      <text:p text:style-name="P1">srv</text:p>
      <text:p text:style-name="P1">3GCreate Logical Volume</text:p>
      <text:p text:style-name="P1">LVMGroup</text:p>
      <text:p text:style-name="P1">tmp</text:p>
      <text:p text:style-name="P1">3G</text:p>
      <text:p text:style-name="P1">Create Logical Volume</text:p>
      <text:p text:style-name="P1">LVMGroup</text:p>
      <text:p text:style-name="P1">var-log</text:p>
      <text:p text:style-name="P1">4G</text:p>
      <text:p text:style-name="P1">Finish</text:p>
      <text:p text:style-name="P1">Sous LV VG LVMGroup, LV root - …</text:p>
      <text:p text:style-name="P1">Sélectionner #1 10 GB</text:p>
      <text:p text:style-name="P1">Use as: changer do not use pour Ext4 journaling ﬁle system</text:p>
      <text:p text:style-name="P1">Mount point</text:p>
      <text:p text:style-name="P1">/ - the root ﬁle system</text:p>
      <text:p text:style-name="P1">Done setting up the partition</text:p>
      <text:p text:style-name="P1">/ est le point de montage racine, ou le système de ﬁchiers principal est monte : toutes</text:p>
      <text:p text:style-name="P1">les autres partitions ou peripheriques montes apparaissent comme des sous-</text:p>
      <text:p text:style-name="P1">repertoires de /Sous LV VG LVMGroup, LV swap - …</text:p>
      <text:p text:style-name="P1">Sélectionner #1 2.3 GB</text:p>
      <text:p text:style-name="P1">Use as: swap area</text:p>
      <text:p text:style-name="P1">Done setting up the partition</text:p>
      <text:p text:style-name="P1">La partition swap est utilisee comme mémoire virtuelle pour compléter la RAM</text:p>
      <text:p text:style-name="P1">(mémoire vive) lorsqu’elle est saturée</text:p>
      <text:p text:style-name="P1">Le swap est utile pour les operations nécessitant beaucoup de mémoire ou pour éviter</text:p>
      <text:p text:style-name="P1">les plantages en cas de surcharge de la RAM</text:p>
      <text:p text:style-name="P1">Les donnees sont stockees temporairement dans la partition swap lorsque la RAM est</text:p>
      <text:p text:style-name="P1">epuisee, pour éviter les erreurs de mémoire insu isante</text:p>
      <text:p text:style-name="P1">Elle peut aussi être utilisee pour l’hibernation : le contenu de la RAM peut être enregistre</text:p>
      <text:p text:style-name="P1">dans le swap pour pouvoir être restaure au demarrage</text:p>
      <text:p text:style-name="P1"><text:soft-page-break/>Sous LV VG LVMGroup, LV home - …</text:p>
      <text:p text:style-name="P1">Sélectionner #1 5 GB</text:p>
      <text:p text:style-name="P1">Use as: changer do not use pour Ext4 journaling ﬁle system</text:p>
      <text:p text:style-name="P1">Mount point</text:p>
      <text:p text:style-name="P1">/home – user home directories</text:p>
      <text:p text:style-name="P1">Done setting up the partition</text:p>
      <text:p text:style-name="P1">/home est utilise pour monter une partition dediee aux ﬁchiers des utilisateurs, pour</text:p>
      <text:p text:style-name="P1">que leurs donnees personnelles soient separees du systemee principalSous LV VG LVMGroup, LV var - …</text:p>
      <text:p text:style-name="P1">Sélectionner #1 3 GB</text:p>
      <text:p text:style-name="P1">Use as: changer do not use pour Ext4 journaling ﬁle system</text:p>
      <text:p text:style-name="P1">Mount point</text:p>
      <text:p text:style-name="P1">/var – variable data</text:p>
      <text:p text:style-name="P1">Done setting up the partition</text:p>
      <text:p text:style-name="P1">Le point de montage /var (Variable Data) stocke les données variables qui changent</text:p>
      <text:p text:style-name="P1">fréquemment ou qui sont générées dynamiquement par le système</text:p>
      <text:p text:style-name="P1">Sous LV VG LVMGroup, LV srv - …</text:p>
      <text:p text:style-name="P1">Sélectionner #1 3 GB</text:p>
      <text:p text:style-name="P1">Use as: changer do not use pour Ext4 journaling ﬁle system</text:p>
      <text:p text:style-name="P1">Mount point</text:p>
      <text:p text:style-name="P1">/srv – data for services provided by this system</text:p>
      <text:p text:style-name="P1">Done setting up the partition</text:p>
      <text:p text:style-name="P1">Le point de montage /srv contient les données spéciﬁques aux services fournis par le</text:p>
      <text:p text:style-name="P1">serveur. Cela inclus les ﬁchiers utilisés par les services zeb, FTP ou autresSous LV VG LVMGroup, LV tmp - …</text:p>
      <text:p text:style-name="P1">Sélectionner #1 3 GB</text:p>
      <text:p text:style-name="P1">Use as: changer do not use pour Ext4 journaling ﬁle system</text:p>
      <text:p text:style-name="P1">Mount point</text:p>
      <text:p text:style-name="P1">/tmp – temporary ﬁles</text:p>
      <text:p text:style-name="P1">Done setting up the partition</text:p>
      <text:p text:style-name="P1">Le point de montage /tmp permet de stocker les ﬁchiers temporaires créés par le</text:p>
      <text:p text:style-name="P1">système ou les applications (par les programmes ou les scripts, les sessions de</text:p>
      <text:p text:style-name="P1">navigation, les ﬁchiers de travail intermédiaires…)</text:p>
      <text:p text:style-name="P1">Sous LV VG LVMGroup, LV var-log - …</text:p>
      <text:p text:style-name="P1">Sélectionner #1 4 GB</text:p>
      <text:p text:style-name="P1">Use as: changer do not use pour Ext4 journaling ﬁle system</text:p>
      <text:p text:style-name="P1">Mount point</text:p>
      <text:p text:style-name="P1">Enter manually</text:p>
      <text:p text:style-name="P1">/var/log</text:p>
      <text:p text:style-name="P1">Done setting up the partition</text:p>
      <text:p text:style-name="P1">Le point de montage /var/log est dédié au stockage des logs (journaux système et</text:p>
      <text:p text:style-name="P1">applicatifs). C’est un sous-répertoire de /varFinish partitioning and write changes to disk</text:p>
      <text:p text:style-name="P1">Vériﬁer les informations</text:p>
      <text:p text:style-name="P1">Yes</text:p>
      <text:p text:style-name="P1"><text:soft-page-break/>Conﬁgure the package manager :</text:p>
      <text:p text:style-name="P1">Scan extra installation media ?</text:p>
      <text:p text:style-name="P1">No</text:p>
      <text:p text:style-name="P1">Mirror :</text:p>
      <text:p text:style-name="P1">France</text:p>
      <text:p text:style-name="P1">deb.debian.org</text:p>
      <text:p text:style-name="P1">Proxy information :</text:p>
      <text:p text:style-name="P1">Laisser vide</text:p>
      <text:p text:style-name="P1">Continue</text:p>
      <text:p text:style-name="P1">Participate in the package survey ?</text:p>
      <text:p text:style-name="P1">No</text:p>
      <text:p text:style-name="P1">Software selection :</text:p>
      <text:p text:style-name="P1">Décocher Debian desktop environment, GNOME et standard system utilities</text:p>
      <text:p text:style-name="P1">ContinueConﬁgure grub-pc :</text:p>
      <text:p text:style-name="P1">Install the GRUB boot loader to your primary drive ?</text:p>
      <text:p text:style-name="P1">Yes</text:p>
      <text:p text:style-name="P1">Device for boot loader installation :</text:p>
      <text:p text:style-name="P1">/dev/sda (ata-VBOX-HARDDISK-VB02d809df-3fce6ae1)</text:p>
      <text:p text:style-name="P1">Installation complete :</text:p>
      <text:p text:style-name="P1">It is time to boot into your new system</text:p>
      <text:p text:style-name="P1">Make sure to remove the installation media, so that you boot into the new system rather</text:p>
      <text:p text:style-name="P1">than restarting the installation</text:p>
      <text:p text:style-name="P1">Continue</text:p>
      <text:p text:style-name="P1">Please unlock disk sda5_crypt :</text:p>
      <text:p text:style-name="P1">Entrer la passphrase</text:p>
      <text:p text:style-name="P1">Debian GNU/Linux 12 juduchar tty1</text:p>
      <text:p text:style-name="P1">juduchar login :</text:p>
      <text:p text:style-name="P1">juduchar</text:p>
      <text:p text:style-name="P1">puis entrer le mot de passe utilisateurRésultat attendu :</text:p>
      <text:p text:style-name="P1">juduchar@juduchar42</text:p>
      <text:p text:style-name="P1">(juduchar : user ; juduchar42 : host)</text:p>
      <text:p text:style-name="P1">Taper la commande :</text:p>
      <text:p text:style-name="P1">lsblk</text:p>
      <text:p text:style-name="P1">Résultat attendu (partie bonus) :</text:p>
      <text:p text:style-name="P1">Taper la commande :</text:p>
      <text:p text:style-name="P1">cat /etc/os-release</text:p>
      <text:p text:style-name="P1">Résultat attendu :whoiam</text:p>
      <text:p text:style-name="P1">Resultat attendu : juduchar</text:p>
      <text:p text:style-name="P1">Login as root :</text:p>
      <text:p text:style-name="P1">$ su root</text:p>
      <text:p text:style-name="P1">Taper le mot de passe root</text:p>
      <text:p text:style-name="P1">whoiam</text:p>
      <text:p text:style-name="P1">Resultat attendu : root</text:p>
      <text:p text:style-name="P1">Vous allez installer et conﬁgurer sudo selon une pratique stricte.</text:p>
      <text:p text:style-name="P1"><text:soft-page-break/>Install sudo :</text:p>
      <text:p text:style-name="P1"># apt update</text:p>
      <text:p text:style-name="P1"># apt upgrade</text:p>
      <text:p text:style-name="P1"># apt install sudo</text:p>
      <text:p text:style-name="P1">Cet utilisateur appartiendra au groupe sudo</text:p>
      <text:p text:style-name="P1"># sudo usermod -aG sudo juduchar</text:p>
      <text:p text:style-name="P1">groups juduchar</text:p>
      <text:p text:style-name="P1">Resultat attendu :</text:p>
      <text:p text:style-name="P1">cdrom ﬂoppy sudo audio dip video plugdev users netdev bluetoothSortir du mode root pour revenir à juduchar :</text:p>
      <text:p text:style-name="P1">exit</text:p>
      <text:p text:style-name="P1">Se déconnecter de juduchar</text:p>
      <text:p text:style-name="P1">exit</text:p>
      <text:p text:style-name="P1">Se reconnecter :</text:p>
      <text:p text:style-name="P1">juduchar</text:p>
      <text:p text:style-name="P1">puis entrer le mot de passe utilisateur</text:p>
      <text:p text:style-name="P1">$ whoami</text:p>
      <text:p text:style-name="P1">Resultat attendu : juduchar</text:p>
      <text:p text:style-name="P1">$ sudo whoami</text:p>
      <text:p text:style-name="P1">Resultat attendu : root</text:p>
      <text:p text:style-name="P1">Activer la synchronisation avec le NTP timesyncd :</text:p>
      <text:p text:style-name="P1">timedatectl</text:p>
      <text:p text:style-name="P1">sudo apt install systemd-timesyncd</text:p>
      <text:p text:style-name="P1">sudo systemctl enable systemd-timesyncd</text:p>
      <text:p text:style-name="P1">sudo systemctl start systemd-timesyncd</text:p>
      <text:p text:style-name="P1">sudo timedatectl set-ntp true</text:p>
      <text:p text:style-name="P1">timedatectl</text:p>
      <text:p text:style-name="P1">Mettre a jour les paquets :</text:p>
      <text:p text:style-name="P1">sudo apt update</text:p>
      <text:p text:style-name="P1">sudo apt upgradeCet utilisateur appartiendra au groupe user42</text:p>
      <text:p text:style-name="P1">Ajouter le groupe user42 :</text:p>
      <text:p text:style-name="P1">sudo groupadd user42</text:p>
      <text:p text:style-name="P1">Ajouter l’utilisateur juduchar au groupe user42 :</text:p>
      <text:p text:style-name="P1">sudo usermod -aG user42 juduchar</text:p>
      <text:p text:style-name="P1">Veriﬁer que l’utilisateur soit bien ajoute au groupe :</text:p>
      <text:p text:style-name="P1">groups juduchar</text:p>
      <text:p text:style-name="P1">Se déconnecter :</text:p>
      <text:p text:style-name="P1">exit</text:p>
      <text:p text:style-name="P1">Se reconnecter :</text:p>
      <text:p text:style-name="P1">juduchar</text:p>
      <text:p text:style-name="P1">puis entrer le mot de passe utilisateur</text:p>
      <text:p text:style-name="P1">Conﬁgurer sudo selon une pratique stricte :</text:p>
      <text:p text:style-name="P1">Pour mettre en place une conﬁguration stricte dans votre groupe sudo, il faudra remplir</text:p>
      <text:p text:style-name="P1">les conditions suivantes :</text:p>
      <text:p text:style-name="P1"><text:soft-page-break/>• L’authentiﬁcation en utilisant sudo sera limitée à 3 essais en cas de mot de passe</text:p>
      <text:p text:style-name="P1">erroné.</text:p>
      <text:p text:style-name="P1">Taper la commande :</text:p>
      <text:p text:style-name="P1">sudo visudo</text:p>
      <text:p text:style-name="P1">Ajouter la ligne :</text:p>
      <text:p text:style-name="P1">Defaults</text:p>
      <text:p text:style-name="P1">passwd_tries=3CTRL + o</text:p>
      <text:p text:style-name="P1">Enter</text:p>
      <text:p text:style-name="P1">CTRL + x</text:p>
      <text:p text:style-name="P1">Tester en se reconnectant puis en tapant sudo whoami en tapant 3 fois un mauvais mot</text:p>
      <text:p text:style-name="P1">de passe</text:p>
      <text:p text:style-name="P1">• Un message de votre choix s’a ichera en cas d’erreur suite à un mauvais mot de</text:p>
      <text:p text:style-name="P1">passe lors de l’utilisation de sudo.</text:p>
      <text:p text:style-name="P1">Taper la commande :</text:p>
      <text:p text:style-name="P1">sudo visudo</text:p>
      <text:p text:style-name="P1">Ajouter la ligne :</text:p>
      <text:p text:style-name="P1">Defaults</text:p>
      <text:p text:style-name="P1">badpass_message="You have entered a bad password”</text:p>
      <text:p text:style-name="P1">CTRL + o</text:p>
      <text:p text:style-name="P1">Enter</text:p>
      <text:p text:style-name="P1">CTRL + x</text:p>
      <text:p text:style-name="P1">Tester en se reconnectant puis en tapant sudo whoami en tapant un mauvais mot de</text:p>
      <text:p text:style-name="P1">passe</text:p>
      <text:p text:style-name="P1">• Chaque action utilisant sudo sera archivée, aussi bien les inputs que les outputs.</text:p>
      <text:p text:style-name="P1">Archiver les inputs :Taper la commande :</text:p>
      <text:p text:style-name="P1">sudo visudo</text:p>
      <text:p text:style-name="P1">Ajouter la ligne :</text:p>
      <text:p text:style-name="P1">Defaults</text:p>
      <text:p text:style-name="P1">log_input</text:p>
      <text:p text:style-name="P1">CTRL + o</text:p>
      <text:p text:style-name="P1">Enter</text:p>
      <text:p text:style-name="P1">CTRL + x</text:p>
      <text:p text:style-name="P1">Vériﬁer en tapant :</text:p>
      <text:p text:style-name="P1">sudo -i</text:p>
      <text:p text:style-name="P1">sudo whoami</text:p>
      <text:p text:style-name="P1">sudoreplay -l</text:p>
      <text:p text:style-name="P1">Noter la valeur de TSID pour la dernière ligne a ichée (exemple 000009)</text:p>
      <text:p text:style-name="P1">sudoreplay 000009 (par exemple)</text:p>
      <text:p text:style-name="P1">Resultat attendu :</text:p>
      <text:p text:style-name="P1">Replaying sudo session : /usr/bin/whoami</text:p>
      <text:p text:style-name="P1">Archiver les inputs :</text:p>
      <text:p text:style-name="P1">Taper la commande :</text:p>
      <text:p text:style-name="P1">sudo visudo</text:p>
      <text:p text:style-name="P1">Ajouter la ligne :</text:p>
      <text:p text:style-name="P1"><text:soft-page-break/>Defaults</text:p>
      <text:p text:style-name="P1">CTRL + o</text:p>
      <text:p text:style-name="P1">Enter</text:p>
      <text:p text:style-name="P1">CTRL + x</text:p>
      <text:p text:style-name="P1">log_outputVériﬁer en tapant :</text:p>
      <text:p text:style-name="P1">sudo whoami</text:p>
      <text:p text:style-name="P1">sudoreplay -l</text:p>
      <text:p text:style-name="P1">Noter la valeur de TSID pour la dernière ligne a ichée (exemple 00000A)</text:p>
      <text:p text:style-name="P1">sudoreplay 00000A (par exemple)</text:p>
      <text:p text:style-name="P1">Resultat attendu :</text:p>
      <text:p text:style-name="P1">Replaying sudo session : /usr/bin/whoami</text:p>
      <text:p text:style-name="P1">root</text:p>
      <text:p text:style-name="P1">Le journal se trouvera dans le dossier /var/log/sudo/</text:p>
      <text:p text:style-name="P1">Taper la commande :</text:p>
      <text:p text:style-name="P1">sudo visudo</text:p>
      <text:p text:style-name="P1">Ajouter la ligne :</text:p>
      <text:p text:style-name="P1">Defaults</text:p>
      <text:p text:style-name="P1">iolog_dir=/var/log/sudo</text:p>
      <text:p text:style-name="P1">CTRL + o</text:p>
      <text:p text:style-name="P1">Enter</text:p>
      <text:p text:style-name="P1">CTRL + x</text:p>
      <text:p text:style-name="P1">Vériﬁer en tapant :</text:p>
      <text:p text:style-name="P1">sudo -i</text:p>
      <text:p text:style-name="P1">sudo whoami</text:p>
      <text:p text:style-name="P1">cd /var/log/sudo</text:p>
      <text:p text:style-name="P1">ls</text:p>
      <text:p text:style-name="P1">cd 00</text:p>
      <text:p text:style-name="P1">cd 00</text:p>
      <text:p text:style-name="P1">cd 01cat log.json</text:p>
      <text:p text:style-name="P1">Vériﬁer que la valeur pour « command » est /usr/bin/whoami</text:p>
      <text:p text:style-name="P1">sudoreplay -d /var/log/sudo -l</text:p>
      <text:p text:style-name="P1">sudoreplay -d /var/log/sudo 000001</text:p>
      <text:p text:style-name="P1">Resultat attendu :</text:p>
      <text:p text:style-name="P1">Replaying sudo session : /usr/bin/whoami</text:p>
      <text:p text:style-name="P1">root</text:p>
      <text:p text:style-name="P1">Taper la commande :</text:p>
      <text:p text:style-name="P1">sudo visudo</text:p>
      <text:p text:style-name="P1">Ajouter la ligne :</text:p>
      <text:p text:style-name="P1">Defaults</text:p>
      <text:p text:style-name="P1">logﬁle=”/var/log/sudo/sudo.log”</text:p>
      <text:p text:style-name="P1">CTRL + o</text:p>
      <text:p text:style-name="P1">Enter</text:p>
      <text:p text:style-name="P1">CTRL + x</text:p>
      <text:p text:style-name="P1">• Le mode TTY sera activé pour des questions de sécurité.</text:p>
      <text:p text:style-name="P1">Taper la commande :</text:p>
      <text:p text:style-name="P1"><text:soft-page-break/>sudo visudo</text:p>
      <text:p text:style-name="P1">Ajouter la ligne :</text:p>
      <text:p text:style-name="P1">Defaults</text:p>
      <text:p text:style-name="P1">CTRL + o</text:p>
      <text:p text:style-name="P1">Enter</text:p>
      <text:p text:style-name="P1">CTRL + x</text:p>
      <text:p text:style-name="P1">requiretty• Les paths utilisables par sudo seront restreints, là encore pour des questions de</text:p>
      <text:p text:style-name="P1">sécurité. Exemple :</text:p>
      <text:p text:style-name="P1">/usr/local/sbin:/usr/local/bin:/usr/sbin:/usr/bin:/sbin:/bin:/snap/bin</text:p>
      <text:p text:style-name="P1">Taper la commande :</text:p>
      <text:p text:style-name="P1">sudo visudo</text:p>
      <text:p text:style-name="P1">Editer la ligne : Defaults</text:p>
      <text:p text:style-name="P1">Defaults</text:p>
      <text:p text:style-name="P1">secure_path comme ceci (pour y ajouter /snap/bin) :</text:p>
      <text:p text:style-name="P1">secure_path=</text:p>
      <text:p text:style-name="P1">”/usr/local/sbin:/usr/local/bin:/usr/sbin:/usr/bin:/sbin:/bin:/snap/bin”</text:p>
      <text:p text:style-name="P1">CTRL + o</text:p>
      <text:p text:style-name="P1">Enter</text:p>
      <text:p text:style-name="P1">CTRL + x</text:p>
      <text:p text:style-name="P1">Vériﬁer que les commandes qui ne sont pas dans le secure_path ne fonctionnent pas :</text:p>
      <text:p text:style-name="P1">echo «echo Hello World» &gt; /tmp/test-script</text:p>
      <text:p text:style-name="P1">chmod +x /tmp/test-script</text:p>
      <text:p text:style-name="P1">sudo test-script</text:p>
      <text:p text:style-name="P1">Resultat attendu :</text:p>
      <text:p text:style-name="P1">“sudo: test-script: command not found”</text:p>
      <text:p text:style-name="P1">rm /tmp/test-scriptVériﬁer que les commandes se trouvant dans le secure_path fonctionnent bien :</text:p>
      <text:p text:style-name="P1">mkdir snap</text:p>
      <text:p text:style-name="P1">cd snap</text:p>
      <text:p text:style-name="P1">mkdir bin</text:p>
      <text:p text:style-name="P1">echo «echo Hello World» &gt; /snap/bin/test-script2</text:p>
      <text:p text:style-name="P1">chmod +x /snap/bin/test-script2</text:p>
      <text:p text:style-name="P1">sudo test-script2</text:p>
      <text:p text:style-name="P1">Résultat attendu :</text:p>
      <text:p text:style-name="P1">Hello World</text:p>
      <text:p text:style-name="P1">rm /snap/bin/test-script2</text:p>
      <text:p text:style-name="P1">rmdir /snap/bin</text:p>
      <text:p text:style-name="P1">rmdir /snap</text:p>
      <text:p text:style-name="P1">Un service SSH sera obligatoirement actif sur le port 4242 dans votre machine virtuelle.</text:p>
      <text:p text:style-name="P1">Installer SSH :</text:p>
      <text:p text:style-name="P1">sudo apt update</text:p>
      <text:p text:style-name="P1">sudo apt upgrade</text:p>
      <text:p text:style-name="P1">sudo apt install openssh-server</text:p>
      <text:p text:style-name="P1"><text:soft-page-break/>Vériﬁer le statut du serveur SSH :</text:p>
      <text:p text:style-name="P1">sudo systemctl status sshResultat attendu :</text:p>
      <text:p text:style-name="P1">Loaded : loaded … enabled .. enabled</text:p>
      <text:p text:style-name="P1">Active : active (running)</text:p>
      <text:p text:style-name="P1">Vous allez conﬁgurer votre système d’exploitation avec le pare-feu UFW (ou pare-feu</text:p>
      <text:p text:style-name="P1">pour Rocky) et ainsi ne laisser ouvert que le port 4242 dans votre machine virtuelle.</text:p>
      <text:p text:style-name="P1">Installer UFW :</text:p>
      <text:p text:style-name="P1">sudo apt update</text:p>
      <text:p text:style-name="P1">sudo apt upgrade</text:p>
      <text:p text:style-name="P1">sudo apt install ufw</text:p>
      <text:p text:style-name="P1">Activer UFW :</text:p>
      <text:p text:style-name="P1">sudo ufw enable</text:p>
      <text:p text:style-name="P1">Le message : Firewall is active and enabled on system startup doit s’a icher</text:p>
      <text:p text:style-name="P1">Veriﬁer le statut d’UFW :</text:p>
      <text:p text:style-name="P1">sudo ufw status verbose</text:p>
      <text:p text:style-name="P1">Status : active</text:p>
      <text:p text:style-name="P1">Autoriser la connexion via le port SSH :</text:p>
      <text:p text:style-name="P1">sudo ufw allow sshLes lignes suivantes devraient s’a icher :</text:p>
      <text:p text:style-name="P1">Rule added</text:p>
      <text:p text:style-name="P1">Rule added (v6)</text:p>
      <text:p text:style-name="P1">sudo ufw status</text:p>
      <text:p text:style-name="P1">Resultat attendu :</text:p>
      <text:p text:style-name="P1">22/tcpALLOWAnywhere</text:p>
      <text:p text:style-name="P1">22/tcp (v6)ALLOWAnywhere (v6)</text:p>
      <text:p text:style-name="P1">Ajouter la règle pour le port 4242 :</text:p>
      <text:p text:style-name="P1">sudo ufw allow 4242</text:p>
      <text:p text:style-name="P1">sudo ufw status</text:p>
      <text:p text:style-name="P1">Resultat attendu :</text:p>
      <text:p text:style-name="P1">22/tcpALLOWAnywhere</text:p>
      <text:p text:style-name="P1">4242ALLOWAnywhere</text:p>
      <text:p text:style-name="P1">22/tcp (v6)ALLOWAnywhere (v6)</text:p>
      <text:p text:style-name="P1">4242 (v6)ALLOWAnywhere (v6)</text:p>
      <text:p text:style-name="P1">Un service SSH sera obligatoirement actif sur le port 4242 dans votre machine virtuelle.</text:p>
      <text:p text:style-name="P1">Conﬁgurer SSH :</text:p>
      <text:p text:style-name="P1">Modiﬁer le port SSH 22 (par défaut) pour le port 4242 :</text:p>
      <text:p text:style-name="P1">sudo nano /etc/ssh/sshd_conﬁgModiﬁer la ligne :</text:p>
      <text:p text:style-name="P1">#Port 22</text:p>
      <text:p text:style-name="P1">Par :</text:p>
      <text:p text:style-name="P1">Port 4242</text:p>
      <text:p text:style-name="P1">Vous allez conﬁgurer votre système d’exploitation avec le pare-feu UFW (ou pare-feu</text:p>
      <text:p text:style-name="P1">pour Rocky) et ainsi ne laisser ouvert que le port 4242 dans votre machine virtuelle.</text:p>
      <text:p text:style-name="P1">Supprimer l’accès au port 22 pour UFW :</text:p>
      <text:p text:style-name="P1">sudo ufw delete allow ssh</text:p>
      <text:p text:style-name="P1">sudo sfw status</text:p>
      <text:p text:style-name="P1"><text:soft-page-break/>Resultat attendu :</text:p>
      <text:p text:style-name="P1">4242ALLOWAnywhere</text:p>
      <text:p text:style-name="P1">4242 (v6)ALLOWAnywhere (v6)</text:p>
      <text:p text:style-name="P1">Pour des questions de sécurité, on ne devra pas pouvoir se connecter par SSH avec</text:p>
      <text:p text:style-name="P1">l’utilisateur root</text:p>
      <text:p text:style-name="P1">Interdire la connexion en SSH avec le compte root :</text:p>
      <text:p text:style-name="P1">Modiﬁer la ligne :</text:p>
      <text:p text:style-name="P1">#PermitRootLogin prohibit-password</text:p>
      <text:p text:style-name="P1">Par</text:p>
      <text:p text:style-name="P1">PermitRootLogin no</text:p>
      <text:p text:style-name="P1">CTRL + oEnter</text:p>
      <text:p text:style-name="P1">CTRL + x</text:p>
      <text:p text:style-name="P1">Redémarrer le service SSH :</text:p>
      <text:p text:style-name="P1">sudo service ssh restart</text:p>
      <text:p text:style-name="P1">A icher les ports ouverts :</text:p>
      <text:p text:style-name="P1">sudo ss -tuln</text:p>
      <text:p text:style-name="P1">Resultat attendu :</text:p>
      <text:p text:style-name="P1">LISTEN 0 128 0.0.0.0:4242 0.0.0.0:*</text:p>
      <text:p text:style-name="P1">LISTEN 0 128 [::]:4242</text:p>
      <text:p text:style-name="P1">[::]:*</text:p>
      <text:p text:style-name="P1">Votre pare-feu devra être actif au lancement de votre machine virtuelle.</text:p>
      <text:p text:style-name="P1">Redemarrer la VM, et taper la commande :</text:p>
      <text:p text:style-name="P1">sudo ufw status</text:p>
      <text:p text:style-name="P1">Resultat attendu :</text:p>
      <text:p text:style-name="P1">Status : active</text:p>
      <text:p text:style-name="P1">Conﬁgurer le port forwarding de la VM :</text:p>
      <text:p text:style-name="P1">Arrêter la VM</text:p>
      <text:p text:style-name="P1">Aller dans VirtualBox, puis dans Settings, Network, Adapter 1, puis Port Forwarding</text:p>
      <text:p text:style-name="P1">Créer une nouvelle règle de redirection</text:p>
      <text:p text:style-name="P1">Indiquer 4242 pour Port hote, et 4242 pour Port invitéVériﬁer que le port forwarding fonctione correctement :</text:p>
      <text:p text:style-name="P1">Relancer la VM</text:p>
      <text:p text:style-name="P1">Une demande d’autorisation pour la redirection reseau devrait apparaitre, accepter</text:p>
      <text:p text:style-name="P1">Taper :</text:p>
      <text:p text:style-name="P1">sudo systemctl restart ssh</text:p>
      <text:p text:style-name="P1">sudo service sshd status</text:p>
      <text:p text:style-name="P1">Les lignes suivantes devraient apparaitre :</text:p>
      <text:p text:style-name="P1">Starting ssh.service</text:p>
      <text:p text:style-name="P1">Server listening on 0.0.0.0 port 4242</text:p>
      <text:p text:style-name="P1">Server listening on :: port 4242</text:p>
      <text:p text:style-name="P1">Started ssh.service</text:p>
      <text:p text:style-name="P1">Ouvrir la console en mode admin sur l’hote (avec un terminal 42, ou invite de</text:p>
      <text:p text:style-name="P1">commande Windows)</text:p>
      <text:p text:style-name="P1">ssh juduchar@localhost -p 4242</text:p>
      <text:p text:style-name="P1">yes</text:p>
      <text:p text:style-name="P1"><text:soft-page-break/>juduchar@juduchar42 devrait s’a icher</text:p>
      <text:p text:style-name="P1">whoami</text:p>
      <text:p text:style-name="P1">juduchar devrait s’a icher</text:p>
      <text:p text:style-name="P1">Une commande avec sudo (sudo whoami par exemple) devrait s’a icher dans les logs</text:p>
      <text:p text:style-name="P1">du serveur</text:p>
      <text:p text:style-name="P1">Taper exit dans la console pour quitter la connexion sshAppArmor pour Debian devra également rester actif.</text:p>
      <text:p text:style-name="P1">Vériﬁer que AppArmor est bien actif :</text:p>
      <text:p text:style-name="P1">sudo systemctl status apparmor</text:p>
      <text:p text:style-name="P1">Resultat attendu :</text:p>
      <text:p text:style-name="P1">● apparmor.service - Load AppArmor proﬁles</text:p>
      <text:p text:style-name="P1">Loaded: loaded (/lib/systemd/system/apparmor.service; enabled; vendor preset:</text:p>
      <text:p text:style-name="P1">enabled)</text:p>
      <text:p text:style-name="P1">Active: active (exited) since ...</text:p>
      <text:p text:style-name="P1">Pour mettre en place une politique de mot de passe fort, il faudra remplir les conditions</text:p>
      <text:p text:style-name="P1">suivantes :</text:p>
      <text:p text:style-name="P1">Règles d’expiration du mot de passe :</text:p>
      <text:p text:style-name="P1">nano /etc/login.defs</text:p>
      <text:p text:style-name="P1">Votre mot de passe devra expirer tous les 30 jours.</text:p>
      <text:p text:style-name="P1">PASS_MAX_DAYS 30• Le nombre minimum de jours avant de pouvoir modiﬁer un mot de passe sera</text:p>
      <text:p text:style-name="P1">conﬁguré à 2.</text:p>
      <text:p text:style-name="P1">PASS_MIN_DAYS 2</text:p>
      <text:p text:style-name="P1">• L’utilisateur devra recevoir un avertissement 7 jours avant que son mot de passe</text:p>
      <text:p text:style-name="P1">n’expire.</text:p>
      <text:p text:style-name="P1">PASS_WARN_AGE 7</text:p>
      <text:p text:style-name="P1">Appliquer ces mêmes règles de sécurité à l’utilisateur déjà existant et au root :</text:p>
      <text:p text:style-name="P1">Expire tous les 30 jours :</text:p>
      <text:p text:style-name="P1">sudo chage -M 30 juduchar</text:p>
      <text:p text:style-name="P1">sudo chage -M 30 root</text:p>
      <text:p text:style-name="P1">Vériﬁer avec :</text:p>
      <text:p text:style-name="P1">sudo chage -l juduchar</text:p>
      <text:p text:style-name="P1">sudo chage -l root</text:p>
      <text:p text:style-name="P1">Resultat attendu :</text:p>
      <text:p text:style-name="P1">Maximum number of days between password change : 30</text:p>
      <text:p text:style-name="P1">2 jours minimum avant de pouvoir modiﬁer un mot de passe :</text:p>
      <text:p text:style-name="P1">sudo chage -m 2 juduchar</text:p>
      <text:p text:style-name="P1">sudo chage -m 2 root</text:p>
      <text:p text:style-name="P1">Vériﬁer avec :</text:p>
      <text:p text:style-name="P1">sudo chage -l juduchar</text:p>
      <text:p text:style-name="P1">sudo chage -l root</text:p>
      <text:p text:style-name="P1">Resultat attendu :Mimimum number of days between password change : 2</text:p>
      <text:p text:style-name="P1">Envoyer un avertissement à l'utilisateur 7 jours avant que son mot de passe n'expire :</text:p>
      <text:p text:style-name="P1">sudo chage -W 7 juduchar</text:p>
      <text:p text:style-name="P1"><text:soft-page-break/>sudo chage -W 7 root</text:p>
      <text:p text:style-name="P1">Vériﬁer avec :</text:p>
      <text:p text:style-name="P1">sudo chage -l juduchar</text:p>
      <text:p text:style-name="P1">sudo chage -l root</text:p>
      <text:p text:style-name="P1">Resultat attendu :</text:p>
      <text:p text:style-name="P1">Number of days of warning before password expires : 7</text:p>
      <text:p text:style-name="P1">Installer pwquality :</text:p>
      <text:p text:style-name="P1">sudo apt install libpam-pwquality</text:p>
      <text:p text:style-name="P1">Editer le ﬁchier /etc/security/pwquality.conf :</text:p>
      <text:p text:style-name="P1">nano /etc/security/pwquality.conf</text:p>
      <text:p text:style-name="P1">Votre mot de passe sera de 10 caractères minimums</text:p>
      <text:p text:style-name="P1">minlen = 10Dont une majuscule, une minuscule et un chi re</text:p>
      <text:p text:style-name="P1">dcredit = -1</text:p>
      <text:p text:style-name="P1">lcredit = -1</text:p>
      <text:p text:style-name="P1">ucredit = -1</text:p>
      <text:p text:style-name="P1">Ne devra pas comporter plus de 3 caractères identiques consécutifs</text:p>
      <text:p text:style-name="P1">maxrepeat = 3</text:p>
      <text:p text:style-name="P1">Le mot de passe ne devra pas comporter le nom de l’utilisateur.</text:p>
      <text:p text:style-name="P1">usercheck = 1</text:p>
      <text:p text:style-name="P1">Le mot de passe devra comporter au moins 7 caractères qui ne sont pas présents dans</text:p>
      <text:p text:style-name="P1">l’ancien mot de passe :</text:p>
      <text:p text:style-name="P1">difok = 7</text:p>
      <text:p text:style-name="P1">La règle suivante ne s’applique pas à l’utilisateur root : le mot de passe devra</text:p>
      <text:p text:style-name="P1">comporter au moins 7 caractères qui ne sont pas présents dans l’ancien mot de</text:p>
      <text:p text:style-name="P1">passe.</text:p>
      <text:p text:style-name="P1">• Bien entendu votre mot de passe root devra suivre cette politique.</text:p>
      <text:p text:style-name="P1">nano /etc/pam.d/common-password</text:p>
      <text:p text:style-name="P1">Au dessus de :</text:p>
      <text:p text:style-name="P1">password</text:p>
      <text:p text:style-name="P1">[success=1 default=ignore]</text:p>
      <text:p text:style-name="P1">try_ﬁrst_pass yescrypt</text:p>
      <text:p text:style-name="P1">pam_unix.so obscure use_authok</text:p>
      <text:p text:style-name="P1">Ajouter les lignes suivantes :</text:p>
      <text:p text:style-name="P1">password [success=1 default=ignore] pam_succeed_if.so user = rootpassword requisite pam_pwquality.so retry=3 difok=0</text:p>
      <text:p text:style-name="P1">password requisite pam_pwquality.so retry=3 difok=7</text:p>
      <text:p text:style-name="P1">Redémarrer la VM</text:p>
      <text:p text:style-name="P1">sudo chage -m 0 juduchar</text:p>
      <text:p text:style-name="P1">Changer le mot de passe de l’utilisateur avec la commande passwd</text:p>
      <text:p text:style-name="P1">Tester avec plusieurs combinaisons de mot de passe (sans majuscule, sans minuscule,</text:p>
      <text:p text:style-name="P1">sans chi re, avec moins de 10 caractères, avec plus de 3 caractères identiques</text:p>
      <text:p text:style-name="P1">consécutifs, et contenant le login de l’utilisateur</text:p>
      <text:p text:style-name="P1">Enﬁn, tester avec moins de 7 caractères di érents de l’ancien mot de passe</text:p>
      <text:p text:style-name="P1">Tous ces tests devraient échouer</text:p>
      <text:p text:style-name="P1">Tester la même chose avec le compte root (se connecter en root pour cela), puis :</text:p>
      <text:p text:style-name="P1"><text:soft-page-break/>sudo chage -m 0 root</text:p>
      <text:p text:style-name="P1">Le test avec moins de 7 caractères di érents de l’ancien mot de passe ne devrait pas</text:p>
      <text:p text:style-name="P1">échouer</text:p>
      <text:p text:style-name="P1">Modiﬁer les mots de passe root et juduchar</text:p>
      <text:p text:style-name="P1">sudo chage -m 2 juduchar</text:p>
      <text:p text:style-name="P1">sudo chage -m 2 rootEnﬁn, vous devrez mettre en place un petit script nommé monitoring.sh. Ce dernier sera</text:p>
      <text:p text:style-name="P1">à développer en bash :</text:p>
      <text:p text:style-name="P1">cd /root</text:p>
      <text:p text:style-name="P1">nano monitoring.sh</text:p>
      <text:p text:style-name="P1">#!bin/bash</text:p>
      <text:p text:style-name="P1">CTRL + o</text:p>
      <text:p text:style-name="P1">Enter</text:p>
      <text:p text:style-name="P1">CTRL + x</text:p>
      <text:p text:style-name="P1">chmod 700 monitoring.sh</text:p>
      <text:p text:style-name="P1">. L’architecture de votre système d’exploitation ainsi que sa version de kernel.</text:p>
      <text:p text:style-name="P1">• Le nombre de processeurs physiques.</text:p>
      <text:p text:style-name="P1">• Le nombre de processeurs virtuels.</text:p>
      <text:p text:style-name="P1">• La mémoire vive disponible actuelle sur votre serveur ainsi que son taux d’utilisation</text:p>
      <text:p text:style-name="P1">sous forme de pourcentage.</text:p>
      <text:p text:style-name="P1">• La mémoire disponible actuelle sur votre serveur ainsi que son taux d’utilisation</text:p>
      <text:p text:style-name="P1">sous forme de pourcentage.</text:p>
      <text:p text:style-name="P1">• Le taux d’utilisation actuel de vos processeurs sous forme de pourcentage.</text:p>
      <text:p text:style-name="P1">• La date et l’heure du dernier redémarrage.</text:p>
      <text:p text:style-name="P1">• Si LVM est actif ou pas.</text:p>
      <text:p text:style-name="P1">• Le nombre de connexions actives.</text:p>
      <text:p text:style-name="P1">• Le nombre d’utilisateurs utilisant le serveur.</text:p>
      <text:p text:style-name="P1">• L’adresse IPv4 de votre serveur, ainsi que son adresseMAC (Media Access Control).</text:p>
      <text:p text:style-name="P1">• Le nombre de commande executées avec le programme sudo.Dès le lancement de votre serveur, le script écrira des informations toutes les 10</text:p>
      <text:p text:style-name="P1">minutes sur tous les terminaux (jetez un oeil du côté de wall)</text:p>
      <text:p text:style-name="P1">systemctl enable cron</text:p>
      <text:p text:style-name="P1">systemctl status cron</text:p>
      <text:p text:style-name="P1">crontab -e</text:p>
      <text:p text:style-name="P1">*/10 * * * * bash /root/monitoring.sh | wall</text:p>
      <text:p text:style-name="P1">sudo systemctl restart cron</text:p>
      <text:p text:style-name="P1">Mettre en place un site web WordPress fonctionnel avec, comme services, lighttpd,</text:p>
      <text:p text:style-name="P1">MariaDB et PHP.</text:p>
      <text:p text:style-name="P1">Avant d’utiliser apt update, synchroniser la date du serveur :</text:p>
      <text:p text:style-name="P1">sudo systemctl restart systemd-timesyncd</text:p>
      <text:p text:style-name="P1">Mettre à jour la liste des paquets :</text:p>
      <text:p text:style-name="P1">sudo apt update</text:p>
      <text:p text:style-name="P1">Mettre à jour les paquets :</text:p>
      <text:p text:style-name="P1"><text:soft-page-break/>sudo apt upgrade</text:p>
      <text:p text:style-name="P1">sudo apt install wget</text:p>
      <text:p text:style-name="P1">sudo apt install curl</text:p>
      <text:p text:style-name="P1">sudo apt install php</text:p>
      <text:p text:style-name="P1">sudo apt install php-commonsudo apt install php-cgi</text:p>
      <text:p text:style-name="P1">sudo apt install php-cli</text:p>
      <text:p text:style-name="P1">sudo apt install php-mysql</text:p>
      <text:p text:style-name="P1">sudo apt install php-curl</text:p>
      <text:p text:style-name="P1">sudo apt install php-gd</text:p>
      <text:p text:style-name="P1">sudo apt install php-zip</text:p>
      <text:p text:style-name="P1">Vériﬁer si apache2 est actif :</text:p>
      <text:p text:style-name="P1">systemctl status apache2</text:p>
      <text:p text:style-name="P1">Désinstaller Apache2 et supprimer ses ﬁchiers de conﬁgurations associées (plus</text:p>
      <text:p text:style-name="P1">complet que sudo apt remove, qui ne fait que désinstaller le paquet) :</text:p>
      <text:p text:style-name="P1">sudo apt purge apache2</text:p>
      <text:p text:style-name="P1">Supprimer les dépendances inutilisées (après la désinstallation d’Apache 2) :</text:p>
      <text:p text:style-name="P1">sudo apt autoremove</text:p>
      <text:p text:style-name="P1">Installer Lighttpd :</text:p>
      <text:p text:style-name="P1">sudo apt install lighttpd</text:p>
      <text:p text:style-name="P1">Vériﬁer si Lighttpd a bien été installé :</text:p>
      <text:p text:style-name="P1">sudo lighttpd -vDémarrer le serveur web Lighttpd :</text:p>
      <text:p text:style-name="P1">sudo systemctl start lighttpd</text:p>
      <text:p text:style-name="P1">Permet de lancer automatiquement Lighttpd au démarrage du serveur :</text:p>
      <text:p text:style-name="P1">sudo systemctl enable lighttpd</text:p>
      <text:p text:style-name="P1">Vériﬁer si Lighttpd est actif :</text:p>
      <text:p text:style-name="P1">sudo systemctl status lighttpd</text:p>
      <text:p text:style-name="P1">La commande suivante permet d’activer le module fastcgi pour Lighttpd :</text:p>
      <text:p text:style-name="P1">sudo lighty-enable-mod fastcgi</text:p>
      <text:p text:style-name="P1">Redémarrer Lighttpd :</text:p>
      <text:p text:style-name="P1">sudo systemctl restart lighttpd</text:p>
      <text:p text:style-name="P1">Conﬁgure FastCGI spéciﬁquement pour PHP, pour qu’il cherche une conﬁguration prête</text:p>
      <text:p text:style-name="P1">à l’emploi pour traiter les scripts PHP :</text:p>
      <text:p text:style-name="P1">sudo lighty-enable-mod fastcgi-php</text:p>
      <text:p text:style-name="P1">Redémarrer Lighttpd :</text:p>
      <text:p text:style-name="P1">sudo systemctl restart lighttpd</text:p>
      <text:p text:style-name="P1">Recharger la conﬁguration de Lighttpd :</text:p>
      <text:p text:style-name="P1">sudo service lighttpd force-reload</text:p>
      <text:p text:style-name="P1">Autoriser le port 80 avec UFW pour permettre l’accès au serveur web depuis une</text:p>
      <text:p text:style-name="P1">machine cliente en utilisant le protocole TCP :</text:p>
      <text:p text:style-name="P1">sudo ufw allow 80/tcpRecharger UFW pour qu’il prenne en compte cette modiﬁcation :</text:p>
      <text:p text:style-name="P1">sudo ufw reload</text:p>
      <text:p text:style-name="P1">Voir les ports autorisés ou interdits :</text:p>
      <text:p text:style-name="P1">sudo ufw status</text:p>
      <text:p text:style-name="P1"><text:soft-page-break/>Résultat attendu :</text:p>
      <text:p text:style-name="P1">Apres avoir arrêté la VM, aller dans VirtualBox, puis dans Settings, Network, Adapter 1,</text:p>
      <text:p text:style-name="P1">puis Port Forwarding</text:p>
      <text:p text:style-name="P1">Créer une nouvelle règle de redirection</text:p>
      <text:p text:style-name="P1">Indiquer 8080 pour Port hote, et 80 pour Port invité</text:p>
      <text:p text:style-name="P1">Redémarrer la VM, et accéder à Apache2 sur le système invité via navigateur avec l’url</text:p>
      <text:p text:style-name="P1">suivant :</text:p>
      <text:p text:style-name="P1">http://localhost:8080</text:p>
      <text:p text:style-name="P1">Installer MariaDB Server :</text:p>
      <text:p text:style-name="P1">sudo apt install mariadb-server</text:p>
      <text:p text:style-name="P1">Démarrer MariaDB :</text:p>
      <text:p text:style-name="P1">sudo systemctl start mariadbExecuter un script de sécurité fourni avec MariaDB (et MySQL), pour renforcer la</text:p>
      <text:p text:style-name="P1">sécurité du serveur de base de données, en désactivant les conﬁgurations par défaut</text:p>
      <text:p text:style-name="P1">potentiellement vulnérables, en appliquant les paramètres de sécurité essentiels :</text:p>
      <text:p text:style-name="P1">sudo mysql_secure_installation</text:p>
      <text:p text:style-name="P1">Enter current password for root or enter id you’ve just installed MariaDB :</text:p>
      <text:p text:style-name="P1">Appuyer sur entrée</text:p>
      <text:p text:style-name="P1">Setting the root password (no) or using the unix_socket (ensure that nobody can log into</text:p>
      <text:p text:style-name="P1">the MariaDB root user without the proper authorization) (yes)</text:p>
      <text:p text:style-name="P1">Conﬁrmer avec Y</text:p>
      <text:p text:style-name="P1">Change the root password ?</text:p>
      <text:p text:style-name="P1">Appuyer sur Y pour déﬁnir un mot de passe pour le root de MariaDB</text:p>
      <text:p text:style-name="P1">Supprimer les utilisateurs anonymes de MariaDB (qui peuvent se connecter à MariaDB</text:p>
      <text:p text:style-name="P1">sans compte spéciﬁque) (oui) :</text:p>
      <text:p text:style-name="P1">Y</text:p>
      <text:p text:style-name="P1">Désactiver l’accès à la connexion root de MariaDB à distance (oui) :</text:p>
      <text:p text:style-name="P1">YSupprimer la base de données « test » (oui) :</text:p>
      <text:p text:style-name="P1">Y</text:p>
      <text:p text:style-name="P1">Recharger les tables de privilèges pour appliquer immédiatement ces modiﬁcations</text:p>
      <text:p text:style-name="P1">(oui) :</text:p>
      <text:p text:style-name="P1">Y</text:p>
      <text:p text:style-name="P1">Se connecter à MariaDB en tant que root (-u root : en tant que l’utilisateur root), en</text:p>
      <text:p text:style-name="P1">demandant le mot de passe avant d’établir la connexion (-p : password) :</text:p>
      <text:p text:style-name="P1">sudo mysql -u root -p</text:p>
      <text:p text:style-name="P1">Créer la base de données WordPress (remplacer wordpress par un nom plus sécurisé !) :</text:p>
      <text:p text:style-name="P1">CREATE DATABASE wordpress;</text:p>
      <text:p text:style-name="P1">Créer l’utilisateur de cette base de données, avec son mot de passe (remplacer</text:p>
      <text:p text:style-name="P1">wordpress_user et password par un nom et un mot de passe plus sécurisé !) :</text:p>
      <text:p text:style-name="P1">CREATE USER 'wordpress_user'@'localhost' IDENTIFIED BY 'password';</text:p>
      <text:p text:style-name="P1"><text:soft-page-break/>Accorder tous les privileges sur cette base de données à l’utilisateur wordpress_user</text:p>
      <text:p text:style-name="P1">(remplacer par le nom déﬁni plus haut) :</text:p>
      <text:p text:style-name="P1">GRANT ALL PRIVILEGES ON wordpress.* TO 'wordpress_user'@'localhost';Appliquer les modiﬁcations :</text:p>
      <text:p text:style-name="P1">FLUSH PRIVILEGES;</text:p>
      <text:p text:style-name="P1">Quitter MariaDB :</text:p>
      <text:p text:style-name="P1">EXIT;</text:p>
      <text:p text:style-name="P1">Télécharger et conﬁgurer WordPress :</text:p>
      <text:p text:style-name="P1">Se déplacer dans le répertoire par défaut de Lighttpd :</text:p>
      <text:p text:style-name="P1">cd /var/www/html</text:p>
      <text:p text:style-name="P1">Télécharger la dernière version de WordPress depuis le site o iciel :</text:p>
      <text:p text:style-name="P1">sudo wget https://wordpress.org/latest.tar.gz</text:p>
      <text:p text:style-name="P1">Extraire le contenu de l’archive téléchargée :</text:p>
      <text:p text:style-name="P1">sudo tar -xzvf latest.tar.gz</text:p>
      <text:p text:style-name="P1">Déplacer les ﬁchiers de WordPress dans le répertoire racine /var/www/html :</text:p>
      <text:p text:style-name="P1">sudo mv wordpress/* /var/www/html/</text:p>
      <text:p text:style-name="P1">Supprimer l’archive téléchargée et le dossier WordPress vide :</text:p>
      <text:p text:style-name="P1">sudo rm -rf latest.tar.gz wordpress</text:p>
      <text:p text:style-name="P1">Accorder les permissions nécessaires pour que Lighttpd puisse accéder aux ﬁchiers :</text:p>
      <text:p text:style-name="P1">sudo chown -R www-data:www-data /var/www/html</text:p>
      <text:p text:style-name="P1">Accorder toutes les permissions au propriétaire des ﬁchiers, le droit de lecture et</text:p>
      <text:p text:style-name="P1">d’exécution pour les autres utilisateurs, au contenu (-R) de /var/www/html :</text:p>
      <text:p text:style-name="P1">sudo chmod -R 755 /var/www/htmlRenommer le ﬁchier de conﬁguration d’exemple pour pouvoir le personnaliser et</text:p>
      <text:p text:style-name="P1">l’appliquer à WordPress :</text:p>
      <text:p text:style-name="P1">sudo mv /var/www/html/wp-conﬁg-sample.php /var/www/html/wp-conﬁg.php</text:p>
      <text:p text:style-name="P1">Editer le ﬁchier de conﬁguration de WordPress :</text:p>
      <text:p text:style-name="P1">sudo nano /var/www/html/wp-conﬁg.php</text:p>
      <text:p text:style-name="P1">// Remplacez 'wordpress' par le nom de votre base de données.</text:p>
      <text:p text:style-name="P1">deﬁne('DB_NAME', 'wordpress');</text:p>
      <text:p text:style-name="P1">// Remplacez ‘wordpressuser’ par votre nom d'utilisateur MySQL.</text:p>
      <text:p text:style-name="P1">deﬁne('DB_USER', 'wordpressuser');</text:p>
      <text:p text:style-name="P1">// Remplacez 'password_here' par votre mot de passe MySQL.</text:p>
      <text:p text:style-name="P1">deﬁne('DB_PASSWORD', 'password_here');</text:p>
      <text:p text:style-name="P1">Aller sur cet URL depuis le navigateur du client :</text:p>
      <text:p text:style-name="P1">http://localhost:8080/</text:p>
      <text:p text:style-name="P1">Cliquer sur Install WordPress</text:p>
      <text:p text:style-name="P1">Indiquer le nom du site, le nom de l’utilisateur (admin) WordPress, son mot de passe,</text:p>
      <text:p text:style-name="P1">son email</text:p>
      <text:p text:style-name="P1">Cocher la case Discourage search engines from indexing this site</text:p>
      <text:p text:style-name="P1">Cliquer sur Install WordPress</text:p>
      <text:p text:style-name="P1">Se connecterMettre en place un service qui vous semble utile (NGINX/Apache2 exclus !). Durant</text:p>
      <text:p text:style-name="P1">la soutenance, vous aurez à justiﬁer ce choix.</text:p>
      <text:p text:style-name="P1">Installation de Gitea :</text:p>
      <text:p text:style-name="P1"><text:soft-page-break/>Préparation :</text:p>
      <text:p text:style-name="P1">Avant d’utiliser apt update, synchroniser la date du serveur :</text:p>
      <text:p text:style-name="P1">sudo systemctl restart systemd-timesyncd</text:p>
      <text:p text:style-name="P1">Mettre à jour la liste des paquets :</text:p>
      <text:p text:style-name="P1">sudo apt update</text:p>
      <text:p text:style-name="P1">Mettre à jour les paquets :</text:p>
      <text:p text:style-name="P1">sudo apt upgrade</text:p>
      <text:p text:style-name="P1">sudo apt install --reinstall ca-certiﬁcates</text:p>
      <text:p text:style-name="P1">sudo update-ca-certiﬁcates</text:p>
      <text:p text:style-name="P1">cd /usr/local/bin</text:p>
      <text:p text:style-name="P1">wget -O gitea https://dl.gitea.io/gitea/1.22.3/gitea-1.22.3-linux-amd64</text:p>
      <text:p text:style-name="P1">chmod +x gitea</text:p>
      <text:p text:style-name="P1">sudo adduser --system --shell /bin/bash --gecos 'Git Version Control' --group --disabled-</text:p>
      <text:p text:style-name="P1">password --home /home/git git</text:p>
      <text:p text:style-name="P1">sudo mkdir -p /var/lib/gitea/{custom,data,indexers,public,log}sudo chown git:git /var/lib/gitea/{data,indexers,log}</text:p>
      <text:p text:style-name="P1">sudo chmod 750 /var/lib/gitea/{data,indexers,log}</text:p>
      <text:p text:style-name="P1">sudo mkdir /etc/gitea</text:p>
      <text:p text:style-name="P1">sudo chown root:git /etc/gitea</text:p>
      <text:p text:style-name="P1">sudo chmod 770 /etc/giteasudo nano /etc/systemd/system/gitea.service</text:p>
      <text:p text:style-name="P1">[Unit]</text:p>
      <text:p text:style-name="P1">Description=Gitea (Git with a cup of tea)</text:p>
      <text:p text:style-name="P1">After=syslog.target</text:p>
      <text:p text:style-name="P1">After=network.target</text:p>
      <text:p text:style-name="P1">[Service]</text:p>
      <text:p text:style-name="P1">RestartSec=2s</text:p>
      <text:p text:style-name="P1">Type=simple</text:p>
      <text:p text:style-name="P1">User=git</text:p>
      <text:p text:style-name="P1">Group=git</text:p>
      <text:p text:style-name="P1">WorkingDirectory=/var/lib/gitea/</text:p>
      <text:p text:style-name="P1">ExecStart=/usr/local/bin/gitea web -c /etc/gitea/app.ini</text:p>
      <text:p text:style-name="P1">Restart=always</text:p>
      <text:p text:style-name="P1">Environment=USER=git HOME=/home/git GITEA_WORK_DIR=/var/lib/gitea</text:p>
      <text:p text:style-name="P1">[Install]</text:p>
      <text:p text:style-name="P1">WantedBy=multi-user.target</text:p>
      <text:p text:style-name="P1">Activer Gitea et le démarrer :</text:p>
      <text:p text:style-name="P1">sudo systemctl enable gitea</text:p>
      <text:p text:style-name="P1">sudo systemctl start giteaAcceder à l’interface web Gitea :</text:p>
      <text:p text:style-name="P1">http://127.0.0.1:3000/</text:p>
      <text:p text:style-name="P1">Conﬁguration de Gitea :</text:p>
      <text:p text:style-name="P1">Créer la base de données gitea :</text:p>
      <text:p text:style-name="P1">Se connecter à MariaDB en tant que root :</text:p>
      <text:p text:style-name="P1">sudo mysql -u root -p</text:p>
      <text:p text:style-name="P1"><text:soft-page-break/>CREATE DATABASE gitea CHARACTER SET utf8mb4 COLLATE utf8mb4_general_ci;</text:p>
      <text:p text:style-name="P1">CREATE USER ‘gitea’@’localhost’ IDENTIFIED BY ‘password’;</text:p>
      <text:p text:style-name="P1">GRANT ALL PRIVILEGES ON gitea.* TO ‘gitea’@’localhost’;</text:p>
      <text:p text:style-name="P1">FLUSH PRIVILEGES;</text:p>
      <text:p text:style-name="P1">EXIT;</text:p>
      <text:p text:style-name="P1">cd /usr/local/bin</text:p>
      <text:p text:style-name="P1">mkdir custom</text:p>
      <text:p text:style-name="P1">cd custom</text:p>
      <text:p text:style-name="P1">mkdir conf</text:p>
      <text:p text:style-name="P1">Puis attribuer les bonnes permissions :</text:p>
      <text:p text:style-name="P1">sudo chown -R git:git /usr/local/bin/custom/conf</text:p>
      <text:p text:style-name="P1">sudo chmod -R 750 /usr/local/bin/custom/confModiﬁer le port du serveur SSH par 4242</text:p>
      <text:p text:style-name="P1">-</text:p>
      <text:p text:style-name="P1">-</text:p>
      <text:p text:style-name="P1">-</text:p>
      <text:p text:style-name="P1">-</text:p>
      <text:p text:style-name="P1">-</text:p>
      <text:p text:style-name="P1">-</text:p>
      <text:p text:style-name="P1">-</text:p>
      <text:p text:style-name="P1">-</text:p>
      <text:p text:style-name="P1">-</text:p>
      <text:p text:style-name="P1">Activer la vériﬁcation des mises à jour</text:p>
      <text:p text:style-name="P1">Activer le mode hors-ligne (empeche Gitea d’e ectuer des connexions externes à</text:p>
      <text:p text:style-name="P1">Internet)</text:p>
      <text:p text:style-name="P1">Désactiver Gravatar</text:p>
      <text:p text:style-name="P1">Ne pas activer les avatars uniﬁés</text:p>
      <text:p text:style-name="P1">Ne pas activer l’authentiﬁcation OpenID (empeche les utilisateurs de pouvoir se</text:p>
      <text:p text:style-name="P1">connecter avec leur compte Google, Facebook, etc)</text:p>
      <text:p text:style-name="P1">Désactiver le formulaire d’inscription (ainsi, les comptes ne pourront être créés</text:p>
      <text:p text:style-name="P1">que par un administrateur, cela empeche les nouveaux utilisateurs de se créer un</text:p>
      <text:p text:style-name="P1">compte via le formulaire d’inscription standard et limite l’accès à Gitea à des</text:p>
      <text:p text:style-name="P1">utilisateurs spéciﬁques)</text:p>
      <text:p text:style-name="P1">Ne pas autoriser l’inscription avec des services externes</text:p>
      <text:p text:style-name="P1">Ne pas activer l’inscription OpenID</text:p>
      <text:p text:style-name="P1">Ne pas activer le CAPTCHA d’inscription-</text:p>
      <text:p text:style-name="P1">-</text:p>
      <text:p text:style-name="P1">-</text:p>
      <text:p text:style-name="P1">-</text:p>
      <text:p text:style-name="P1">Exiger la connexion à un compte pour voir les pages publiques (les visiteurs</text:p>
      <text:p text:style-name="P1">connectés ne pourront pas voir les pages publiques de GItea, comme les dépôts</text:p>
      <text:p text:style-name="P1">publics, les wikis, etc) (Installation privée et sécurisée)</text:p>
      <text:p text:style-name="P1">Masquer les adresses courriels par défaut (empeche de voir les adresses mail</text:p>
      <text:p text:style-name="P1">des utilisateurs dans l’interface publique, dans les proﬁls ou les commits visibles</text:p>
      <text:p text:style-name="P1"><text:soft-page-break/>publiquement) (améliore la conﬁdentialité des utilisateurs)</text:p>
      <text:p text:style-name="P1">Ne pas autoriser la création d’organisations par défaut (les organisations sont</text:p>
      <text:p text:style-name="P1">des groupes de collaboration pour les dépôts et projets partagés)</text:p>
      <text:p text:style-name="P1">Activer la fonctionnalité de suivi du temps sur Gitea pour les tickets et les issues,</text:p>
      <text:p text:style-name="P1">pour suivre et enregistrer le temps passé sur les taches</text:p>
      <text:p text:style-name="P1">Créer un compte administrateur :</text:p>
      <text:p text:style-name="P1">Choisir un nom d’utilisateur administrateur et un mot de passe sécurisé</text:p>
      <text:p text:style-name="P1">Pour créer un utilisateur sur Gitea (remplacer username par le nom d’utilisateur,</text:p>
      <text:p text:style-name="P1">mail@example.com par le mail de l’utilisateur, et password par son mot de passe)</text:p>
      <text:p text:style-name="P1">--conﬁg permet d’indiquer où se trouve le ﬁchier de conﬁg app.ini</text:p>
      <text:p text:style-name="P1">Il n’est pas correctement paramétré (bug ?), il faut donc le préciser :</text:p>
      <text:p text:style-name="P1">sudo -u git /usr/local/bin/gitea --conﬁg /etc/gitea/app.ini admin user create --username</text:p>
      <text:p text:style-name="P1">username --email mail@example.com --password password</text:p>
      <text:p text:style-name="P1">VERIF :</text:p>
      <text:p text:style-name="P1">head -n 2 /etc/os-release</text:p>
      <text:p text:style-name="P1">Résultat attendu :</text:p>
      <text:p text:style-name="P1">PRETTY_NAME=”Debian GNU/Linux 12 (bookworm)”</text:p>
      <text:p text:style-name="P1">NAME=”Debian GNU/Linux”/usr/sbin/aa-status</text:p>
      <text:p text:style-name="P1">Résultat attendu :</text:p>
      <text:p text:style-name="P1">apparmor is loaded</text:p>
      <text:p text:style-name="P1">ss -tunlp</text:p>
      <text:p text:style-name="P1">Résultat attendu :</text:p>
      <text:p text:style-name="P1">Port 68 : port client DHCP (attribution d’IP dynamiques)</text:p>
      <text:p text:style-name="P1">Port 3306 : port de MySQL, accessible localement uniquement</text:p>
      <text:p text:style-name="P1">Port 80 : HTTP web server (Lighttpd) pour WordPress</text:p>
      <text:p text:style-name="P1">Port 4242 : port SSH</text:p>
      <text:p text:style-name="P1">Port 3000 : port HTTP pour Gitea</text:p>
      <text:p text:style-name="P1">/usr/sbin/ufw status</text:p>
      <text:p text:style-name="P1">Résultat attendu 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8:31:50.591318855</meta:creation-date>
    <dc:date>2025-01-07T20:42:36.650186403</dc:date>
    <meta:editing-duration>PT57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4" meta:paragraph-count="993" meta:word-count="5813" meta:character-count="35886" meta:non-whitespace-character-count="31066"/>
  </office:meta>
</office:document-meta>
</file>